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 officeooo:paragraph-rsid="001f2415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T1" style:family="text">
      <style:text-properties loext:padding="0in" loext:border="none"/>
    </style:style>
    <style:style style:name="T2" style:family="text">
      <style:text-properties fo:font-size="8.19999980926514pt" loext:padding="0in" loext:border="none"/>
    </style:style>
    <style:style style:name="T3" style:family="text">
      <style:text-properties style:font-name="inherit" loext:padding="0in" loext:border="none"/>
    </style:style>
    <style:style style:name="T4" style:family="text">
      <style:text-properties style:font-name="inherit" fo:font-size="8.19999980926514pt" loext:padding="0in" loext:border="none"/>
    </style:style>
    <style:style style:name="T5" style:family="text">
      <style:text-properties style:font-name="inherit" style:font-size-asian="12pt" style:font-size-complex="12pt" loext:padding="0in" loext:border="none"/>
    </style:style>
    <style:style style:name="T6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am Schedule: Wednesday May 1 at 9:45am in regular classroom.<text:line-break/><text:span text:style-name="T1">The exam will be administered via a BB multiple choice/answer online exam.<text:line-break/>Please bring a fully charged laptop.</text:span></text:p>
      <text:p text:style-name="P4"><text:span text:style-name="T1"/></text:p>
      <text:p text:style-name="P3">Sample Questions:</text:p>
      <text:p text:style-name="P1"/>
      <text:p text:style-name="P2">What is a digital signature? What is a blind signature?</text:p>
      <text:p text:style-name="P2"/>
      <text:p text:style-name="P2"><text:line-break/>What is secret sharing? What is polynomial interpolation? How are they related?</text:p>
      <text:p text:style-name="P2"/>
      <text:p text:style-name="P2"><text:line-break/>What are Bitcoin exchanges? How do they impact the security and usability of Bitcoin?</text:p>
      <text:p text:style-name="P2"><text:line-break/><text:span text:style-name="T3">What is the difference between a soft fork and hard fork of </text:span>Bitcoin<text:span text:style-name="T3">? How do they impact the security and usability of </text:span>Bitcoin<text:span text:style-name="T3">?</text:span></text:p>
      <text:p text:style-name="P2"><text:span text:style-name="T3"/></text:p>
      <text:p text:style-name="P2">What are Bitcoin Mining pools? How do they impact the security and usability of Bitcoin?</text:p>
      <text:p text:style-name="P2"><text:line-break/>What is meant by decentralization and deanonymization? How do bitcoin mining pools and bitcoin exchanges play a role in each of these?</text:p>
      <text:p text:style-name="P2"><text:line-break/>What information on the Blockchain may suggest that two bitcoin addresses A and B may be controlled by the same user/entity?</text:p>
      <text:p text:style-name="P2"><text:line-break/>What is a zero-knowledge proof?</text:p>
      <text:p text:style-name="P2"><text:line-break/>What are some examples of ASIC resistant mining designs? What advantages do they support?<text:span text:style-name="T1"> </text:span></text:p>
      <text:p text:style-name="P2"><text:span text:style-name="T3"><text:line-break/></text:span>What are examples of memory-hard puzzles?</text:p>
      <text:p text:style-name="P2"><text:line-break/>What are some examples of virtual mining? What advantages do they support?</text:p>
      <text:p text:style-name="P2"><text:line-break/>What is a cryptographic randomness beacon? What is the NIST beacon? Why can a blockchain be used to create one?</text:p>
      <text:p text:style-name="P2"><text:line-break/><text:span text:style-name="T3">What is a </text:span>Merkle<text:span text:style-name="T1"> </text:span><text:span text:style-name="T3">Tree and how is it used in </text:span>Bitcoin<text:span text:style-name="T3">?</text:span></text:p>
      <text:p text:style-name="P2"><text:span text:style-name="T3"><text:line-break/>Suppose that N balls are thrown at random into N bins. What can you expect to happen? </text:span></text:p>
      <text:p text:style-name="P2"><text:span text:style-name="T3"/></text:p>
      <text:p text:style-name="P2"><text:soft-page-break/><text:span text:style-name="T3">What is likely to be the outcome with high probability?</text:span></text:p>
      <text:p text:style-name="P2"><text:span text:style-name="T3"/></text:p>
      <text:p text:style-name="P2">What is Consistent Hashing and what problem was it designed to solve? Explain how operations on a distributed dictionary are implemented using consistent hashing?</text:p>
      <text:p text:style-name="P2"><text:line-break/>How does Consistent Hashing achieve load balancing?</text:p>
      <text:p text:style-name="P2"><text:line-break/>What is a Hypercube? How does Consistent Hashing relate to overlay network structure of hypercubes?</text:p>
      <text:p text:style-name="P2"><text:line-break/>What is a tight bound on the length of a shortest path in a hypercube? Give a pair of nodes that matches this bound.</text:p>
      <text:p text:style-name="P2"><text:line-break/>Describe all the shortest paths between two nodes labeled x and y in a hypercube?</text:p>
      <text:p text:style-name="P2"><text:line-break/>What is greedy routing in a hypercube overlay network? What is meant by randomized greedy routing on hypercube and what advantage does it have?</text:p>
      <text:p text:style-name="P2"><text:line-break/>What is the Maximum Flow problem? Is it NP-complete?</text:p>
      <text:p text:style-name="P2"><text:line-break/>Which of the following problems are NP-complete?<text:line-break/>Vertex cover, Set cover, Edge Disjoint paths,Linear Programming, Integer Linear Programming</text:p>
      <text:p text:style-name="P2"><text:line-break/>Explain what is meant by rounding a linear programming solution to an optimization problem? What is its purpose?</text:p>
      <text:p text:style-name="P2"><text:line-break/>Explain the difference between deterministic and randomized rounding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0:05:03.102709082</meta:creation-date>
    <dc:date>2019-04-22T20:07:49.956845517</dc:date>
    <meta:editing-duration>PT2M48S</meta:editing-duration>
    <meta:editing-cycles>1</meta:editing-cycles>
    <meta:document-statistic meta:table-count="0" meta:image-count="0" meta:object-count="0" meta:page-count="2" meta:paragraph-count="27" meta:word-count="405" meta:character-count="2468" meta:non-whitespace-character-count="2067"/>
    <meta:generator>LibreOffice/6.2.3.2$MacOSX_X86_64 LibreOffice_project/aecc05fe267cc68dde00352a451aa867b3b546ac</meta:generator>
  </office:meta>
</office:document-meta>
</file>